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000000" fo:padding="0.097cm" fo:border="5pt solid #ffffff">
        <style:background-image/>
      </style:table-cell-properties>
    </style:style>
    <style:style style:name="Table1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1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000000" fo:padding="0.097cm" fo:border="5pt solid #ffffff">
        <style:background-image/>
      </style:table-cell-properties>
    </style:style>
    <style:style style:name="Table2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2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000000" fo:padding="0.097cm" fo:border="5pt solid #ffffff">
        <style:background-image/>
      </style:table-cell-properties>
    </style:style>
    <style:style style:name="Table3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3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#000000" fo:padding="0.097cm" fo:border="5pt solid #ffffff">
        <style:background-image/>
      </style:table-cell-properties>
    </style:style>
    <style:style style:name="Table4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4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background-color="#000000" fo:padding="0.097cm" fo:border="5pt solid #ffffff">
        <style:background-image/>
      </style:table-cell-properties>
    </style:style>
    <style:style style:name="Table5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5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#000000" fo:padding="0.097cm" fo:border="5pt solid #ffffff">
        <style:background-image/>
      </style:table-cell-properties>
    </style:style>
    <style:style style:name="Table6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6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style:font-name="DejaVu Sans" fo:font-size="26pt" officeooo:paragraph-rsid="00115569" style:font-size-asian="26pt" style:font-size-complex="26pt"/>
    </style:style>
    <style:style style:name="P2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style:font-size-asian="26pt" style:font-size-complex="26pt"/>
    </style:style>
    <style:style style:name="P3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0cfc00" officeooo:paragraph-rsid="000cfc00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0cfc00" officeooo:paragraph-rsid="000fe1ba" style:font-size-asian="26pt" style:font-weight-asian="bold" style:font-size-complex="26pt" style:font-weight-complex="bold"/>
    </style:style>
    <style:style style:name="P5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0fe1ba" officeooo:paragraph-rsid="0010e701" style:font-size-asian="26pt" style:font-weight-asian="bold" style:font-size-complex="26pt" style:font-weight-complex="bold"/>
    </style:style>
    <style:style style:name="P6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1c2d82" officeooo:paragraph-rsid="001c2d82" style:font-size-asian="26pt" style:font-weight-asian="bold" style:font-size-complex="26pt" style:font-weight-complex="bold"/>
    </style:style>
    <style:style style:name="P7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style="italic" fo:font-weight="bold" officeooo:rsid="000fe1ba" officeooo:paragraph-rsid="000fe1ba" style:font-size-asian="26pt" style:font-style-asian="italic" style:font-weight-asian="bold" style:font-size-complex="26pt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style="italic" fo:font-weight="bold" officeooo:rsid="001b0231" officeooo:paragraph-rsid="001b0231" style:font-size-asian="26pt" style:font-style-asian="italic" style:font-weight-asian="bold" style:font-size-complex="26pt" style:font-style-complex="italic" style:font-weight-complex="bold"/>
    </style:style>
    <style:style style:name="P9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0cfc00" officeooo:paragraph-rsid="000cfc00" style:font-size-asian="26pt" style:font-weight-asian="normal" style:font-size-complex="26pt" style:font-weight-complex="normal"/>
    </style:style>
    <style:style style:name="P10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0cfc00" officeooo:paragraph-rsid="000fe1ba" style:font-size-asian="26pt" style:font-weight-asian="normal" style:font-size-complex="26pt" style:font-weight-complex="normal"/>
    </style:style>
    <style:style style:name="P11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0fe1ba" officeooo:paragraph-rsid="000fe1ba" style:font-size-asian="26pt" style:font-weight-asian="normal" style:font-size-complex="26pt" style:font-weight-complex="normal"/>
    </style:style>
    <style:style style:name="P12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0fe1ba" officeooo:paragraph-rsid="0010e701" style:font-size-asian="26pt" style:font-weight-asian="normal" style:font-size-complex="26pt" style:font-weight-complex="normal"/>
    </style:style>
    <style:style style:name="P13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14a824" officeooo:paragraph-rsid="0014a824" style:font-size-asian="26pt" style:font-weight-asian="normal" style:font-size-complex="26pt" style:font-weight-complex="normal"/>
    </style:style>
    <style:style style:name="P14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6pt" fo:font-weight="normal" officeooo:rsid="000fe1ba" officeooo:paragraph-rsid="0010e701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6pt" fo:font-weight="normal" officeooo:rsid="00227cc8" officeooo:paragraph-rsid="00227cc8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8pt" fo:font-weight="normal" officeooo:rsid="000fe1ba" officeooo:paragraph-rsid="0010e701" style:font-size-asian="18pt" style:font-weight-asian="normal" style:font-size-complex="18pt" style:font-weight-complex="normal"/>
    </style:style>
    <style:style style:name="P17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8pt" fo:font-weight="normal" officeooo:rsid="0010e701" officeooo:paragraph-rsid="0010e701" style:font-size-asian="18pt" style:font-weight-asian="normal" style:font-size-complex="18pt" style:font-weight-complex="normal"/>
    </style:style>
    <style:style style:name="P18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2pt" fo:font-weight="normal" officeooo:rsid="000cfc00" officeooo:paragraph-rsid="000cfc00" style:font-size-asian="22pt" style:font-weight-asian="normal" style:font-size-complex="22pt" style:font-weight-complex="normal"/>
    </style:style>
    <style:style style:name="P19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2pt" fo:font-weight="normal" officeooo:rsid="0014a824" officeooo:paragraph-rsid="0014a824" style:font-size-asian="22pt" style:font-weight-asian="normal" style:font-size-complex="22pt" style:font-weight-complex="normal"/>
    </style:style>
    <style:style style:name="P20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4pt" fo:font-weight="normal" officeooo:rsid="000cfc00" officeooo:paragraph-rsid="000fe1ba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4pt" fo:font-weight="normal" officeooo:rsid="000cfc00" officeooo:paragraph-rsid="001c2d82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4pt" fo:font-weight="normal" officeooo:rsid="001c2d82" officeooo:paragraph-rsid="001c2d82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4pt" fo:font-style="italic" fo:font-weight="normal" officeooo:rsid="001c2d82" officeooo:paragraph-rsid="001c2d82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fo:color="#ffffff" style:font-name="DejaVu Sans" fo:font-size="26pt" fo:font-weight="bold" officeooo:rsid="000cfc00" officeooo:paragraph-rsid="0010e701" fo:background-color="#000000" style:font-size-asian="26pt" style:font-weight-asian="bold" style:font-size-complex="26pt" style:font-weight-complex="bold"/>
    </style:style>
    <style:style style:name="P25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26pt" fo:font-weight="bold" officeooo:rsid="000cfc00" officeooo:paragraph-rsid="0010e701" fo:background-color="#000000" style:font-size-asian="26pt" style:font-weight-asian="bold" style:font-size-complex="26pt" style:font-weight-complex="bold"/>
    </style:style>
    <style:style style:name="P26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26pt" fo:font-weight="bold" officeooo:rsid="000cfc00" officeooo:paragraph-rsid="000fe1ba" fo:background-color="#000000" style:font-size-asian="26pt" style:font-weight-asian="bold" style:font-size-complex="26pt" style:font-weight-complex="bold"/>
    </style:style>
    <style:style style:name="P27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fo:color="#ffffff" style:font-name="DejaVu Sans" fo:font-size="26pt" fo:font-weight="bold" officeooo:rsid="000cfc00" officeooo:paragraph-rsid="000fe1ba" fo:background-color="#000000" style:font-size-asian="26pt" style:font-weight-asian="bold" style:font-size-complex="26pt" style:font-weight-complex="bold"/>
    </style:style>
    <style:style style:name="P28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26pt" fo:font-weight="bold" officeooo:rsid="00227cc8" officeooo:paragraph-rsid="00227cc8" fo:background-color="#000000" style:font-size-asian="26pt" style:font-weight-asian="bold" style:font-size-complex="26pt" style:font-weight-complex="bold"/>
    </style:style>
    <style:style style:name="P29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26pt" fo:font-weight="bold" officeooo:rsid="001864b4" officeooo:paragraph-rsid="001864b4" fo:background-color="#000000" style:font-size-asian="26pt" style:font-weight-asian="bold" style:font-size-complex="26pt" style:font-weight-complex="bold"/>
    </style:style>
    <style:style style:name="P30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26pt" fo:font-weight="bold" officeooo:rsid="00237d3c" officeooo:paragraph-rsid="00237d3c" fo:background-color="#000000" style:font-size-asian="26pt" style:font-weight-asian="bold" style:font-size-complex="26pt" style:font-weight-complex="bold"/>
    </style:style>
    <style:style style:name="P31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26pt" fo:font-weight="bold" officeooo:rsid="0010e701" officeooo:paragraph-rsid="0010e701" fo:background-color="#000000" style:font-size-asian="26pt" style:font-weight-asian="bold" style:font-size-complex="26pt" style:font-weight-complex="bold"/>
    </style:style>
    <style:style style:name="P32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26pt" fo:font-weight="bold" officeooo:rsid="000fe1ba" officeooo:paragraph-rsid="000fe1ba" fo:background-color="#000000" style:font-size-asian="26pt" style:font-weight-asian="bold" style:font-size-complex="26pt" style:font-weight-complex="bold"/>
    </style:style>
    <style:style style:name="P33" style:family="paragraph" style:parent-style-name="Table_20_Contents">
      <loext:graphic-properties draw:fill="none"/>
      <style:paragraph-properties fo:margin-left="-0.101cm" fo:margin-right="0cm" fo:text-indent="0cm" style:auto-text-indent="false" fo:background-color="transparent"/>
      <style:text-properties fo:color="#ffffff" style:font-name="DejaVu Sans" fo:font-size="26pt" fo:font-weight="bold" officeooo:rsid="000fe1ba" officeooo:paragraph-rsid="000fe1ba" fo:background-color="#000000" style:font-size-asian="26pt" style:font-weight-asian="bold" style:font-size-complex="26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6pt" fo:font-weight="normal" officeooo:rsid="00227cc8" officeooo:paragraph-rsid="00227cc8" style:font-size-asian="16pt" style:font-weight-asian="normal" style:font-size-complex="16pt" style:font-weight-complex="normal"/>
    </style:style>
    <style:style style:name="P35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2pt" fo:font-weight="normal" officeooo:rsid="0014a824" officeooo:paragraph-rsid="0014a824" style:font-size-asian="22pt" style:font-weight-asian="normal" style:font-size-complex="22pt" style:font-weight-complex="normal"/>
    </style:style>
    <style:style style:name="P36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4pt" fo:font-weight="normal" officeooo:rsid="001c2d82" officeooo:paragraph-rsid="00274c18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4pt" fo:font-weight="normal" officeooo:rsid="000cfc00" officeooo:paragraph-rsid="00274c18" style:font-size-asian="14pt" style:font-weight-asian="normal" style:font-size-complex="14pt" style:font-weight-complex="normal"/>
    </style:style>
    <style:style style:name="T1" style:family="text">
      <style:text-properties officeooo:rsid="0012e13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e13c" style:font-style-asian="italic" style:font-style-complex="italic"/>
    </style:style>
    <style:style style:name="T4" style:family="text">
      <style:text-properties fo:font-style="italic" officeooo:rsid="000fe1ba" style:font-style-asian="italic" style:font-style-complex="italic"/>
    </style:style>
    <style:style style:name="T5" style:family="text">
      <style:text-properties fo:font-style="italic" officeooo:rsid="0014a824" style:font-style-asian="italic" style:font-style-complex="italic"/>
    </style:style>
    <style:style style:name="T6" style:family="text">
      <style:text-properties fo:font-style="italic" officeooo:rsid="001ca66a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1864b4"/>
    </style:style>
    <style:style style:name="T9" style:family="text">
      <style:text-properties officeooo:rsid="001c2d82"/>
    </style:style>
    <style:style style:name="T10" style:family="text">
      <style:text-properties officeooo:rsid="001ca66a"/>
    </style:style>
    <style:style style:name="T11" style:family="text">
      <style:text-properties officeooo:rsid="001d4711"/>
    </style:style>
    <style:style style:name="T12" style:family="text">
      <style:text-properties officeooo:rsid="00237d3c"/>
    </style:style>
    <style:style style:name="T13" style:family="text">
      <style:text-properties officeooo:rsid="0024c444"/>
    </style:style>
    <style:style style:name="T14" style:family="text">
      <style:text-properties officeooo:rsid="00274c18"/>
    </style:style>
    <style:style style:name="T15" style:family="text">
      <style:text-properties officeooo:rsid="0027fb0f"/>
    </style:style>
    <style:style style:name="T16" style:family="text">
      <style:text-properties officeooo:rsid="0028f2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ood group</text:p>
      <text:p text:style-name="P2">2. It's practise</text:p>
      <text:p text:style-name="P2">3. Before you feel pressure </text:p>
      <text:p text:style-name="P2">4. Best work </text:p>
      <text:p text:style-name="P2">5. I am the tortoise</text:p>
      <text:p text:style-name="P2">6. Small steps to tall bikes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3">1: GOOD GROUP</text:p>
          </table:table-cell>
          <table:covered-table-cell/>
        </table:table-row>
        <table:table-row>
          <table:table-cell table:style-name="Table1.A2" office:value-type="string">
            <text:p text:style-name="P27">1<text:span text:style-name="T11">04</text:span>bpm</text:p>
          </table:table-cell>
          <table:table-cell table:style-name="Table1.B2" office:value-type="string">
            <text:p text:style-name="P26"><text:s/><text:span text:style-name="T13">G,G#</text:span></text:p>
          </table:table-cell>
        </table:table-row>
      </table:table>
      <text:p text:style-name="P3"><text:span text:style-name="T2">Repeat every line </text:span><text:span text:style-name="T4">four times <text:s/>with variations as required. </text:span><text:span text:style-name="T5">Where appropriate redo line 1</text:span></text:p>
      <text:p text:style-name="P9"/>
      <text:p text:style-name="P18">So you want to be a good group </text:p>
      <text:p text:style-name="P18">Well here’s what you must do</text:p>
      <text:p text:style-name="P19">The world is changing quickly</text:p>
      <text:p text:style-name="P19">you should not try to keep up</text:p>
      <text:p text:style-name="P19"/>
      <text:p text:style-name="P19">lose the master tapes at a party</text:p>
      <text:p text:style-name="P19">break up after one album</text:p>
      <text:p text:style-name="P19"/>
      <text:p text:style-name="P19">never do a side project</text:p>
      <text:p text:style-name="P19">release a shortrun single on an </text:p>
      <text:p text:style-name="P19"><text:tab/><text:tab/><text:tab/>obscure belgian label</text:p>
      <text:p text:style-name="P19">experiment with two drummers</text:p>
      <text:p text:style-name="P19">sack the drummer-sack thedr ummer</text:p>
      <text:p text:style-name="P19">rehearse in a secluded shack</text:p>
      <text:p text:style-name="P19">record an album in 40 minutes 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3">2: It’s Practice</text:p>
          </table:table-cell>
          <table:covered-table-cell/>
        </table:table-row>
        <table:table-row>
          <table:table-cell table:style-name="Table2.A2" office:value-type="string">
            <text:p text:style-name="P27">1<text:span text:style-name="T8">53</text:span>bpm</text:p>
          </table:table-cell>
          <table:table-cell table:style-name="Table2.B2" office:value-type="string">
            <text:p text:style-name="P29">D5,D6</text:p>
          </table:table-cell>
        </table:table-row>
      </table:table>
      <text:p text:style-name="P4"/>
      <text:p text:style-name="P7">Shout “It’s practice” and “Practice, it’s practice” througout</text:p>
      <text:p text:style-name="P10"/>
      <text:p text:style-name="P11">How do you draw so well? </text:p>
      <text:p text:style-name="P11">must be a gift from god</text:p>
      <text:p text:style-name="P11">I’ll never understand</text:p>
      <text:p text:style-name="P11">How some people just can</text:p>
      <text:p text:style-name="P11">Innate talent I guess</text:p>
      <text:p text:style-name="P11">maybe your born with it</text:p>
      <text:p text:style-name="P13">A mystery for sure</text:p>
      <text:p text:style-name="P13">How do you paint so well?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2">3: Before you feel pressure</text:p>
          </table:table-cell>
          <table:covered-table-cell/>
        </table:table-row>
        <table:table-row>
          <table:table-cell table:style-name="Table3.A2" office:value-type="string">
            <text:p text:style-name="P27">1<text:span text:style-name="T8">47</text:span>bpm</text:p>
          </table:table-cell>
          <table:table-cell table:style-name="Table3.B2" office:value-type="string">
            <text:p text:style-name="P26">Eb,<text:span text:style-name="T8">A</text:span></text:p>
          </table:table-cell>
        </table:table-row>
      </table:table>
      <text:p text:style-name="P7">Chant (whispered?): “You have not done the things you have to do”</text:p>
      <text:p text:style-name="P14"/>
      <text:p text:style-name="P16">Before you feel pressure <text:s/></text:p>
      <text:p text:style-name="P16"><text:span text:style-name="T1">see </text:span>things about to drop <text:s/></text:p>
      <text:p text:style-name="P16">it's not that you -you -you -you-you <text:s/></text:p>
      <text:p text:style-name="P16"><text:span text:style-name="T1">you </text:span>don't know where you've got to</text:p>
      <text:p text:style-name="P16"/>
      <text:p text:style-name="P16">Before you feel pressure <text:s/></text:p>
      <text:p text:style-name="P16">simplify your routine <text:s/></text:p>
      <text:p text:style-name="P16">routines get mean for the keen has-beens <text:s/></text:p>
      <text:p text:style-name="P16">if you see what I mean</text:p>
      <text:p text:style-name="P16"/>
      <text:p text:style-name="P16">Come in for a hard landing <text:s/></text:p>
      <text:p text:style-name="P16">find a way out of this</text:p>
      <text:p text:style-name="P16">Before you feel pressure <text:s/></text:p>
      <text:p text:style-name="P16">you have to know how u- u- <text:span text:style-name="T1">u-u- </text:span>use it <text:s/></text:p>
      <text:p text:style-name="P16"/>
      <text:p text:style-name="P16">Before you feel Pressure</text:p>
      <text:p text:style-name="P16">you've got to know how to <text:span text:style-name="T1">let it </text:span>stop</text:p>
      <text:p text:style-name="P16">It is getting hard to not measure </text:p>
      <text:p text:style-name="P16">the distance between what is, what was and what should have been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1">4: Best Work</text:p>
          </table:table-cell>
          <table:covered-table-cell/>
        </table:table-row>
        <table:table-row>
          <table:table-cell table:style-name="Table4.A2" office:value-type="string">
            <text:p text:style-name="P25"><text:span text:style-name="T12">142</text:span>bpm</text:p>
          </table:table-cell>
          <table:table-cell table:style-name="Table4.B2" office:value-type="string">
            <text:p text:style-name="P30">B,G</text:p>
          </table:table-cell>
        </table:table-row>
      </table:table>
      <text:p text:style-name="P5"><text:span text:style-name="T2">Chant (</text:span><text:span text:style-name="T3">as in a trance</text:span><text:span text:style-name="T2">): “</text:span><text:span text:style-name="T3">I do my best work</text:span><text:span text:style-name="T2">”</text:span></text:p>
      <text:p text:style-name="P12"><text:s/><text:span text:style-name="T7">I do my best work x4</text:span></text:p>
      <text:p text:style-name="P16"/>
      <text:p text:style-name="P16"><text:s/>I do my best work (in my leisure)</text:p>
      <text:p text:style-name="P16"><text:s/>I do my best work (without pay )</text:p>
      <text:p text:style-name="P16"><text:s/>I do my best work (for myself but)</text:p>
      <text:p text:style-name="P16"><text:s/>I do my best work (the next day) </text:p>
      <text:p text:style-name="P16">chorus:</text:p>
      <text:p text:style-name="P16"><text:s/>You do your best work (we do our best work)</text:p>
      <text:p text:style-name="P16"><text:s/>You do my best work (we do your best work)</text:p>
      <text:p text:style-name="P16"><text:s/>I sell your best work (we buy our best work)</text:p>
      <text:p text:style-name="P16"><text:s/>You do your best work (we've done our best work)</text:p>
      <text:p text:style-name="P16"/>
      <text:p text:style-name="P16"><text:s/>I do my best work (when I can't record)</text:p>
      <text:p text:style-name="P16"><text:s/>I do my best work (as a prototype)</text:p>
      <text:p text:style-name="P16"><text:s/>I do my best work (without notebooks)</text:p>
      <text:p text:style-name="P16"><text:s/>I do my best work (in my head)</text:p>
      <text:p text:style-name="P16">[chorus]</text:p>
      <text:p text:style-name="P16"><text:s/>I do my best work (when unhappy)</text:p>
      <text:p text:style-name="P16"><text:s/>I do my best work (when alone)</text:p>
      <text:p text:style-name="P16"><text:s/>I do my best work (but it costs me)</text:p>
      <text:p text:style-name="P16"><text:s/>I do my best work (when I don't know )</text:p>
      <text:p text:style-name="P16">[chorus]</text:p>
      <text:p text:style-name="P16"><text:s/>I do my best work (very quickly)</text:p>
      <text:p text:style-name="P16"><text:s/>I do my best work (to keep me sane)</text:p>
      <text:p text:style-name="P16"><text:s/>I do my best work (in the adverts)</text:p>
      <text:p text:style-name="P16"><text:s/>I do my best work (there's no alternative) x 5?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1">5: I am the tortoise</text:p>
          </table:table-cell>
          <table:covered-table-cell/>
        </table:table-row>
        <table:table-row>
          <table:table-cell table:style-name="Table5.A2" office:value-type="string">
            <text:p text:style-name="P25">1<text:span text:style-name="T8">3</text:span>8bpm</text:p>
          </table:table-cell>
          <table:table-cell table:style-name="Table5.B2" office:value-type="string">
            <text:p text:style-name="P25">A,G,<text:span text:style-name="T8">F,D</text:span></text:p>
          </table:table-cell>
        </table:table-row>
      </table:table>
      <text:p text:style-name="P8">Chip in with “I am the tortoise” and repeat other lines as felt</text:p>
      <text:p text:style-name="P34"/>
      <text:p text:style-name="P34">i am the tortoise x5</text:p>
      <text:p text:style-name="P15">and you won't find me <text:s/>| don't have an agent </text:p>
      <text:p text:style-name="P15">I'm ex directory</text:p>
      <text:p text:style-name="P15"/>
      <text:p text:style-name="P15">I am the tortoise</text:p>
      <text:p text:style-name="P15">an i can teach yu <text:s/>| 1 thing or 2 <text:s/></text:p>
      <text:p text:style-name="P15">like I did <text:span text:style-name="T15">Bramah/Riley/Scanlon/Hanley</text:span></text:p>
      <text:p text:style-name="P15"/>
      <text:p text:style-name="P15">galapagos etset</text:p>
      <text:p text:style-name="P15"/>
      <text:p text:style-name="P15">I am the tortoisex5</text:p>
      <text:p text:style-name="P15">its my decision | i chose these claws</text:p>
      <text:p text:style-name="P15">and this strange location </text:p>
      <text:p text:style-name="P15"/>
      <text:p text:style-name="P15">I am the tortoise</text:p>
      <text:p text:style-name="P15">there is no culture here | no scene here </text:p>
      <text:p text:style-name="P15">i avoid umsicianas | avoid musicians</text:p>
      <text:p text:style-name="P15">avoid music ian | he is my best friend</text:p>
      <text:p text:style-name="P15">put yuor markses coat on now</text:p>
      <text:p text:style-name="P15">put your hard hat carapace on now</text:p>
      <text:p text:style-name="P15"/>
      <text:p text:style-name="P15">I am the tortoise x 5</text:p>
      <text:p text:style-name="P15">you are the yout | I make better decisions now</text:p>
      <text:p text:style-name="P15">better than you do anyway</text:p>
      <text:p text:style-name="P15"/>
      <text:p text:style-name="P15">I am the tortoise</text:p>
      <text:p text:style-name="P15">bcos I am the tortoise</text:p>
      <text:p text:style-name="P15">I am the tortoise</text:p>
      <text:p text:style-name="P15">bcos I am the tortoise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1">6: Small steps to tall bikes</text:p>
          </table:table-cell>
          <table:covered-table-cell/>
        </table:table-row>
        <table:table-row>
          <table:table-cell table:style-name="Table6.A2" office:value-type="string">
            <text:p text:style-name="P24"><text:span text:style-name="T8">105</text:span>bpm</text:p>
          </table:table-cell>
          <table:table-cell table:style-name="Table6.B2" office:value-type="string">
            <text:p text:style-name="P28">Eb, A</text:p>
          </table:table-cell>
        </table:table-row>
      </table:table>
      <text:p text:style-name="P6"><text:span text:style-name="T2">Actions in</text:span><text:span text:style-name="T6">dicated with </text:span><text:span text:style-name="T2">&lt;&gt;</text:span></text:p>
      <text:p text:style-name="P17"/>
      <text:p text:style-name="P20">Glad you like it <text:s text:c="9"/>thanks</text:p>
      <text:p text:style-name="P22">I’ll never <text:s text:c="3"/>put a price <text:s text:c="5"/>on it</text:p>
      <text:p text:style-name="P20"><text:span text:style-name="T9">it’s </text:span>not for sale <text:span text:style-name="T9">it’s </text:span>not for sale</text:p>
      <text:p text:style-name="P22"><text:span text:style-name="T16">You won’t see it on </text:span>the market</text:p>
      <text:p text:style-name="P21"/>
      <text:p text:style-name="P21">This stuff wasn't there <text:span text:style-name="T9">&lt;repeat&gt;</text:span></text:p>
      <text:p text:style-name="P21">we built the skills <text:span text:style-name="T9">&lt;repeat&gt;</text:span></text:p>
      <text:p text:style-name="P21">we make the language <text:span text:style-name="T9">&lt;repeat&gt;</text:span></text:p>
      <text:p text:style-name="P21">the people here <text:s text:c="10"/><text:span text:style-name="T9">are taking:</text:span></text:p>
      <text:p text:style-name="P21"/>
      <text:p text:style-name="P23"><text:span text:style-name="T16">&lt;Chorus:&gt; </text:span>Small steps - tall bikes - Small steps </text:p>
      <text:p text:style-name="P23">better than last <text:span text:style-name="T14">year</text:span> – better than last <text:span text:style-name="T14">year</text:span></text:p>
      <text:p text:style-name="P21"/>
      <text:p text:style-name="P21">I can show you <text:s text:c="9"/>how to make it</text:p>
      <text:p text:style-name="P21">where i got it <text:s text:c="12"/>you didnt have to pay for it</text:p>
      <text:p text:style-name="P20">we had to start somewhere</text:p>
      <text:p text:style-name="P36">here<text:span text:style-name="T16">s</text:span> the welder <text:span text:style-name="T14">&lt;repeat&gt;</text:span></text:p>
      <text:p text:style-name="P36"/>
      <text:p text:style-name="P36">sputters &lt;sputter&gt; </text:p>
      <text:p text:style-name="P20"/>
      <text:p text:style-name="P20">off the shelf - no satisfaction</text:p>
      <text:p text:style-name="P20">online help - no satisfaction</text:p>
      <text:p text:style-name="P20">A &amp; R - no satisfaction</text:p>
      <text:p text:style-name="P20">there's no short cut to satisfaction</text:p>
      <text:p text:style-name="P20">no short cut to satisfaction</text:p>
      <text:p text:style-name="P20"/>
      <text:p text:style-name="P20">it wasn't easy it wasn't cheap</text:p>
      <text:p text:style-name="P20">it took time and <text:span text:style-name="T16">blisters</text:span></text:p>
      <text:p text:style-name="P20"/>
      <text:p text:style-name="P20">and made <text:span text:style-name="T14">[CHORUS]</text:span></text:p>
      <text:p text:style-name="P20"/>
      <text:p text:style-name="P20">unsullied <text:s text:c="10"/>by commercial sensibilities</text:p>
      <text:p text:style-name="P20">we make the bikes we want to ride</text:p>
      <text:p text:style-name="P37">we ride the bikes to figure out </text:p>
      <text:p text:style-name="P37">what to make it's not a product <text:s/>it's a process <text:span text:style-name="T16">x2</text:span></text:p>
      <text:p text:style-name="P20"/>
      <text:p text:style-name="P20">This stuff wasn't there <text:span text:style-name="T14">x </text:span></text:p>
      <text:p text:style-name="P20">This stuff wasn't there <text:span text:style-name="T14">until [CHORUS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08cm" fo:margin-bottom="1.12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Hickinbotham</meta:initial-creator>
    <meta:creation-date>2020-01-05T23:41:38.832067793</meta:creation-date>
    <dc:date>2020-01-11T01:05:23.642962737</dc:date>
    <meta:editing-duration>PT3H55M4S</meta:editing-duration>
    <meta:editing-cycles>12</meta:editing-cycles>
    <meta:generator>LibreOffice/5.1.6.2$Linux_X86_64 LibreOffice_project/10m0$Build-2</meta:generator>
    <meta:document-statistic meta:table-count="6" meta:image-count="0" meta:object-count="0" meta:page-count="7" meta:paragraph-count="143" meta:word-count="827" meta:character-count="4094" meta:non-whitespace-character-count="3287"/>
  </office:meta>
</office:document-meta>
</file>